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OLchecker.EOLchecker( CharIterator cha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OLcheck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ndingInline.PendingInline( FObjMixed fo , CharIterator firstTrailingWhit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WhiteSpaceHandler.handleWhiteSpace( FObjMixed fo , FONode firstTextNode , FONode nextChild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63">
            <text:p text:style-name="Table_20_Contents">63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XMLWhiteSpaceHandler.handleWhiteSpace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">
            <text:p text:style-name="Table_20_Contents">9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XMLWhiteSpaceHandler.addPendingInline( FObjMixed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OLchecker.beforeLinefee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WhiteSpaceHandler.handlePendingInlin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WhiteSpaceHandler.handleWhiteSpace( FObjMixed fo , FONode firstTex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